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5992615384615" calcext:value-type="float">
            <text:p>0.9959926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8749428571428" calcext:value-type="float">
            <text:p>0.9887494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7372137931034" calcext:value-type="float">
            <text:p>0.9673721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685517241379" calcext:value-type="float">
            <text:p>0.899685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321714285714" calcext:value-type="float">
            <text:p>0.83232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0167724137931" calcext:value-type="float">
            <text:p>0.790167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114857142857" calcext:value-type="float">
            <text:p>0.810114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693875862069" calcext:value-type="float">
            <text:p>0.83693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7504" calcext:value-type="float">
            <text:p>0.8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741875862069" calcext:value-type="float">
            <text:p>0.86741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507664516129" calcext:value-type="float">
            <text:p>0.9450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1136" calcext:value-type="float">
            <text:p>0.9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51329032258" calcext:value-type="float">
            <text:p>0.9605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17888" calcext:value-type="float">
            <text:p>0.95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7002580645161" calcext:value-type="float">
            <text:p>0.96700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010064516129" calcext:value-type="float">
            <text:p>0.99001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25736" calcext:value-type="float">
            <text:p>0.98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629109677419" calcext:value-type="float">
            <text:p>1.0262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8536" calcext:value-type="float">
            <text:p>1.06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07638709677" calcext:value-type="float">
            <text:p>1.1150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713657142857" calcext:value-type="float">
            <text:p>1.14713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342219354839" calcext:value-type="float">
            <text:p>1.1534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62967741936" calcext:value-type="float">
            <text:p>1.2526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9256" calcext:value-type="float">
            <text:p>1.25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174477419355" calcext:value-type="float">
            <text:p>1.2517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69952" calcext:value-type="float">
            <text:p>1.2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88361290323" calcext:value-type="float">
            <text:p>1.2318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620980645161" calcext:value-type="float">
            <text:p>1.2362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6152" calcext:value-type="float">
            <text:p>1.2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154812903226" calcext:value-type="float">
            <text:p>1.2515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9816" calcext:value-type="float">
            <text:p>1.32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89496774194" calcext:value-type="float">
            <text:p>1.3718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713685714286" calcext:value-type="float">
            <text:p>1.36713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897419354839" calcext:value-type="float">
            <text:p>1.3789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88567741936" calcext:value-type="float">
            <text:p>1.39588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883696551724" calcext:value-type="float">
            <text:p>1.38883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83767741936" calcext:value-type="float">
            <text:p>1.39283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67536" calcext:value-type="float">
            <text:p>1.40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209161290323" calcext:value-type="float">
            <text:p>1.3720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619225806452" calcext:value-type="float">
            <text:p>1.3661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7952" calcext:value-type="float">
            <text:p>1.30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21264516129" calcext:value-type="float">
            <text:p>1.282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7048" calcext:value-type="float">
            <text:p>1.2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440516129032" calcext:value-type="float">
            <text:p>1.3244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20266666667" calcext:value-type="float">
            <text:p>1.32520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42264" calcext:value-type="float">
            <text:p>1.3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783942857143" calcext:value-type="float">
            <text:p>1.32783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8264" calcext:value-type="float">
            <text:p>1.32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71225806452" calcext:value-type="float">
            <text:p>1.3357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532" calcext:value-type="float">
            <text:p>1.33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145548387097" calcext:value-type="float">
            <text:p>1.3214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81935483871" calcext:value-type="float">
            <text:p>1.278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5964" calcext:value-type="float">
            <text:p>1.2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27638709677" calcext:value-type="float">
            <text:p>1.1912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22924137931" calcext:value-type="float">
            <text:p>1.2622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628490322581" calcext:value-type="float">
            <text:p>1.2962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80220689655" calcext:value-type="float">
            <text:p>1.307802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42112" calcext:value-type="float">
            <text:p>1.33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235741935484" calcext:value-type="float">
            <text:p>1.5323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67584" calcext:value-type="float">
            <text:p>1.54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526658064516" calcext:value-type="float">
            <text:p>1.5552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83992" calcext:value-type="float">
            <text:p>1.56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796180645161" calcext:value-type="float">
            <text:p>1.5379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10270967742" calcext:value-type="float">
            <text:p>1.6821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78272" calcext:value-type="float">
            <text:p>1.8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706477419355" calcext:value-type="float">
            <text:p>1.9070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25208" calcext:value-type="float">
            <text:p>1.98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68696774194" calcext:value-type="float">
            <text:p>1.9936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392142857143" calcext:value-type="float">
            <text:p>1.98392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92464516129" calcext:value-type="float">
            <text:p>2.0149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124593548387" calcext:value-type="float">
            <text:p>2.2012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55328" calcext:value-type="float">
            <text:p>2.2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127483870968" calcext:value-type="float">
            <text:p>2.2112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43008" calcext:value-type="float">
            <text:p>2.2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61832258064" calcext:value-type="float">
            <text:p>2.25561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631819354839" calcext:value-type="float">
            <text:p>2.2263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04096" calcext:value-type="float">
            <text:p>2.2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734761290323" calcext:value-type="float">
            <text:p>2.27734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362" calcext:value-type="float">
            <text:p>2.2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435741935484" calcext:value-type="float">
            <text:p>2.2943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069571428571" calcext:value-type="float">
            <text:p>2.30069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67896774193" calcext:value-type="float">
            <text:p>2.31067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395251612903" calcext:value-type="float">
            <text:p>2.3239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70464" calcext:value-type="float">
            <text:p>2.32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815148387097" calcext:value-type="float">
            <text:p>2.3181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41" calcext:value-type="float">
            <text:p>2.3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136722580645" calcext:value-type="float">
            <text:p>2.3113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062116129032" calcext:value-type="float">
            <text:p>2.2906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40976" calcext:value-type="float">
            <text:p>2.25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568774193548" calcext:value-type="float">
            <text:p>2.2456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66376" calcext:value-type="float">
            <text:p>2.25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525393548387" calcext:value-type="float">
            <text:p>2.2652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9236" calcext:value-type="float">
            <text:p>2.2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61135483871" calcext:value-type="float">
            <text:p>2.2736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03732173913" calcext:value-type="float">
            <text:p>2.290373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4763" calcext:value-type="float">
            <text:p>2.294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48384" calcext:value-type="float">
            <text:p>2.301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4928" calcext:value-type="float">
            <text:p>2.3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442" calcext:value-type="float">
            <text:p>2.34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4928" calcext:value-type="float">
            <text:p>2.3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452" calcext:value-type="float">
            <text:p>2.34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95" calcext:value-type="float">
            <text:p>2.3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060181818182" calcext:value-type="float">
            <text:p>2.39060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9665" calcext:value-type="float">
            <text:p>2.399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99922580645" calcext:value-type="float">
            <text:p>2.4149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2136" calcext:value-type="float">
            <text:p>2.42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72895483871" calcext:value-type="float">
            <text:p>2.4272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32184" calcext:value-type="float">
            <text:p>2.4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30864516129" calcext:value-type="float">
            <text:p>2.4203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33470967742" calcext:value-type="float">
            <text:p>2.3953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9" calcext:value-type="float">
            <text:p>2.37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665341935484" calcext:value-type="float">
            <text:p>2.3766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624851612903" calcext:value-type="float">
            <text:p>2.4062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314514285714" calcext:value-type="float">
            <text:p>2.4131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139019354839" calcext:value-type="float">
            <text:p>2.4213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435716129032" calcext:value-type="float">
            <text:p>2.4643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30456" calcext:value-type="float">
            <text:p>2.47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284180645161" calcext:value-type="float">
            <text:p>2.4828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0608" calcext:value-type="float">
            <text:p>2.49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26632258064" calcext:value-type="float">
            <text:p>2.48726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782735483871" calcext:value-type="float">
            <text:p>2.4778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21896" calcext:value-type="float">
            <text:p>2.48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292851612903" calcext:value-type="float">
            <text:p>2.5129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1824" calcext:value-type="float">
            <text:p>2.5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760748387097" calcext:value-type="float">
            <text:p>2.5376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70742857143" calcext:value-type="float">
            <text:p>2.55770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454787096774" calcext:value-type="float">
            <text:p>2.5645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2804" calcext:value-type="float">
            <text:p>2.6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832193103448" calcext:value-type="float">
            <text:p>2.62832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62736" calcext:value-type="float">
            <text:p>2.6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0488" calcext:value-type="float">
            <text:p>2.65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16" calcext:value-type="float">
            <text:p>2.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2435862069" calcext:value-type="float">
            <text:p>2.64524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61288" calcext:value-type="float">
            <text:p>2.65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836634482759" calcext:value-type="float">
            <text:p>2.66836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36192" calcext:value-type="float">
            <text:p>2.69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02844444444" calcext:value-type="float">
            <text:p>2.697028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81984" calcext:value-type="float">
            <text:p>2.703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041894736842" calcext:value-type="float">
            <text:p>2.750418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372945454545" calcext:value-type="float">
            <text:p>2.753729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23443478261" calcext:value-type="float">
            <text:p>2.77023443478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506545454546" calcext:value-type="float">
            <text:p>2.775065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23811764706" calcext:value-type="float">
            <text:p>2.779238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8346" calcext:value-type="float">
            <text:p>2.768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9108" calcext:value-type="float">
            <text:p>2.7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987" calcext:value-type="float">
            <text:p>2.769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1394" calcext:value-type="float">
            <text:p>2.771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1394" calcext:value-type="float">
            <text:p>2.771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1394" calcext:value-type="float">
            <text:p>2.771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35632" calcext:value-type="float">
            <text:p>2.7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978" meta:object-count="0"/>
    <meta:user-defined meta:name="AppVersion">3.0</meta:user-defined>
  </office:meta>
</office:document-meta>
</file>